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e05" officeooo:paragraph-rsid="000b0e05"/>
    </style:style>
    <style:style style:name="P2" style:family="paragraph" style:parent-style-name="Standard">
      <style:text-properties officeooo:rsid="000b0e05" officeooo:paragraph-rsid="000b93e2"/>
    </style:style>
    <style:style style:name="P3" style:family="paragraph" style:parent-style-name="Standard">
      <style:text-properties officeooo:rsid="000b0e05" officeooo:paragraph-rsid="000bbfa6"/>
    </style:style>
    <style:style style:name="P4" style:family="paragraph" style:parent-style-name="Standard">
      <style:text-properties officeooo:rsid="000b0e05" officeooo:paragraph-rsid="000d8ce9"/>
    </style:style>
    <style:style style:name="P5" style:family="paragraph" style:parent-style-name="Standard">
      <style:text-properties officeooo:rsid="000b0e05" officeooo:paragraph-rsid="000f7cd2"/>
    </style:style>
    <style:style style:name="P6" style:family="paragraph" style:parent-style-name="Standard">
      <style:text-properties fo:font-weight="bold" officeooo:rsid="000b0e05" officeooo:paragraph-rsid="000b93e2" style:font-weight-asian="bold" style:font-weight-complex="bold"/>
    </style:style>
    <style:style style:name="P7" style:family="paragraph" style:parent-style-name="Standard">
      <style:text-properties fo:font-weight="bold" officeooo:rsid="000b0e05" officeooo:paragraph-rsid="000bbfa6" style:font-weight-asian="bold" style:font-weight-complex="bold"/>
    </style:style>
    <style:style style:name="P8" style:family="paragraph" style:parent-style-name="Standard">
      <style:text-properties officeooo:rsid="000b93e2" officeooo:paragraph-rsid="000b93e2"/>
    </style:style>
    <style:style style:name="P9" style:family="paragraph" style:parent-style-name="Standard">
      <style:text-properties officeooo:rsid="000bbfa6" officeooo:paragraph-rsid="000bbfa6"/>
    </style:style>
    <style:style style:name="P10" style:family="paragraph" style:parent-style-name="Standard">
      <style:text-properties officeooo:rsid="000d8ce9" officeooo:paragraph-rsid="000d8ce9"/>
    </style:style>
    <style:style style:name="P11" style:family="paragraph" style:parent-style-name="Standard">
      <style:text-properties officeooo:rsid="000f7cd2" officeooo:paragraph-rsid="000f7cd2"/>
    </style:style>
    <style:style style:name="T1" style:family="text">
      <style:text-properties officeooo:rsid="000b93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fa6" style:font-weight-asian="bold" style:font-weight-complex="bold"/>
    </style:style>
    <style:style style:name="T4" style:family="text">
      <style:text-properties fo:font-weight="bold" officeooo:rsid="000d8ce9" style:font-weight-asian="bold" style:font-weight-complex="bold"/>
    </style:style>
    <style:style style:name="T5" style:family="text">
      <style:text-properties officeooo:rsid="000bbfa6"/>
    </style:style>
    <style:style style:name="T6" style:family="text">
      <style:text-properties officeooo:rsid="000d8ce9"/>
    </style:style>
    <style:style style:name="T7" style:family="text">
      <style:text-properties officeooo:rsid="000f7c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itle: User should be able to keep track of their ‘To Dos’</text:span></text:p>
      <text:p text:style-name="P1"/>
      <text:p text:style-name="P1">As a User</text:p>
      <text:p text:style-name="P1">I want to keep track of stuff</text:p>
      <text:p text:style-name="P1">Because I am forgetful</text:p>
      <text:p text:style-name="P1"/>
      <text:p text:style-name="P1">Given that I need to track items</text:p>
      <text:p text:style-name="P1">When I click ‘add item’</text:p>
      <text:p text:style-name="P1">Then I can input an item</text:p>
      <text:p text:style-name="P1">And the item gets added to my list</text:p>
      <text:p text:style-name="P1"/>
      <text:p text:style-name="P1">Additional Info:</text:p>
      <text:p text:style-name="P1">‘+’ icon</text:p>
      <text:p text:style-name="P1">List is additive; limit? (Collapse sections? Page(s)?)</text:p>
      <text:p text:style-name="P1"/>
      <text:p text:style-name="P1"><text:span text:style-name="T2">Title</text:span>: <text:span text:style-name="T2">User’s ‘To Dos’ should be automatically categorized</text:span></text:p>
      <text:p text:style-name="P1"/>
      <text:p text:style-name="P1">As a User</text:p>
      <text:p text:style-name="P1">I want to sort items easily</text:p>
      <text:p text:style-name="P1">Because it makes it easier to access them later</text:p>
      <text:p text:style-name="P1"/>
      <text:p text:style-name="P1">Given I add an item</text:p>
      <text:p text:style-name="P1">When that item gets added</text:p>
      <text:p text:style-name="P1">Then the item should be automatically <text:span text:style-name="T1">categorized</text:span></text:p>
      <text:p text:style-name="P1">And <text:span text:style-name="T1">the item should be updated to note that category</text:span></text:p>
      <text:p text:style-name="P1"/>
      <text:p text:style-name="P1">Additional Info:</text:p>
      <text:p text:style-name="P8">Label for each category (color coded? Or icon based?)</text:p>
      <text:p text:style-name="P8">Determine all categories</text:p>
      <text:p text:style-name="P8">Error message</text:p>
      <text:p text:style-name="P1"/>
      <text:p text:style-name="P1"><text:span text:style-name="T2">Title</text:span>: <text:span text:style-name="T2">User should get recommendations based on their ‘To Dos’</text:span></text:p>
      <text:p text:style-name="P1"/>
      <text:p text:style-name="P1">As a User</text:p>
      <text:p text:style-name="P1">I want to get recommendations</text:p>
      <text:p text:style-name="P1">Because it’ll make doing things easier</text:p>
      <text:p text:style-name="P1"/>
      <text:p text:style-name="P1">Given I’ve added a task</text:p>
      <text:p text:style-name="P1">When I visit the page with my task on it</text:p>
      <text:p text:style-name="P1">Then recommendations are shown that are relevant</text:p>
      <text:p text:style-name="P1">And I can visit their recommendations</text:p>
      <text:p text:style-name="P1"/>
      <text:p text:style-name="P1">Additional Info:</text:p>
      <text:p text:style-name="P1">Recommendations are external links (or info)</text:p>
      <text:p text:style-name="P1">Recommendations should come from API requests</text:p>
      <text:p text:style-name="P1"/>
      <text:p text:style-name="P6">Title: <text:span text:style-name="T5">User should be able to change a category</text:span></text:p>
      <text:p text:style-name="P2"/>
      <text:p text:style-name="P2">As a <text:span text:style-name="T5">User</text:span></text:p>
      <text:p text:style-name="P2"><text:soft-page-break/>I want to <text:span text:style-name="T5">be able to change the auto-categorization</text:span></text:p>
      <text:p text:style-name="P2">Because <text:span text:style-name="T5">the item was mis-categorized</text:span></text:p>
      <text:p text:style-name="P2"/>
      <text:p text:style-name="P2">Given <text:span text:style-name="T5">an item was mis-categorized</text:span></text:p>
      <text:p text:style-name="P2">When <text:span text:style-name="T5">I added it</text:span></text:p>
      <text:p text:style-name="P2">Then <text:span text:style-name="T5">I am able to change it to the correct category </text:span></text:p>
      <text:p text:style-name="P2">And <text:span text:style-name="T5">the label should change on the item to reflect this change</text:span></text:p>
      <text:p text:style-name="P2"/>
      <text:p text:style-name="P2">Additional Info:</text:p>
      <text:p text:style-name="P9">Drop down of different categories; clicking on the category updates the item to the new category.</text:p>
      <text:p text:style-name="P9"/>
      <text:p text:style-name="P3"><text:span text:style-name="T2">Title: User should be able </text:span><text:span text:style-name="T3">to register / login / logout</text:span></text:p>
      <text:p text:style-name="P3"><text:span text:style-name="T2"/></text:p>
      <text:p text:style-name="P3">As a User</text:p>
      <text:p text:style-name="P3">I want <text:span text:style-name="T5">to have my own to-do’s</text:span></text:p>
      <text:p text:style-name="P3">Because <text:span text:style-name="T5">it is relevant to me</text:span></text:p>
      <text:p text:style-name="P3"/>
      <text:p text:style-name="P3">Given that I need <text:span text:style-name="T5">to have my own to-do’s </text:span></text:p>
      <text:p text:style-name="P3">When I <text:span text:style-name="T5">go to ‘To Do-er’</text:span></text:p>
      <text:p text:style-name="P3">Then I can <text:span text:style-name="T5">login / register </text:span></text:p>
      <text:p text:style-name="P3">And <text:span text:style-name="T5">have my own list of To Dos</text:span></text:p>
      <text:p text:style-name="P9">And I can log out when I’m finished</text:p>
      <text:p text:style-name="P3"/>
      <text:p text:style-name="P3">Additional Info:</text:p>
      <text:p text:style-name="P9">Log in Page</text:p>
      <text:p text:style-name="P9">Log Out page w/ message</text:p>
      <text:p text:style-name="P9">Register / landing page</text:p>
      <text:p text:style-name="P9"/>
      <text:p text:style-name="P7">Title: <text:span text:style-name="T6">User should be able to view items in multiple lists</text:span></text:p>
      <text:p text:style-name="P3"/>
      <text:p text:style-name="P3">As a User</text:p>
      <text:p text:style-name="P3">I want <text:span text:style-name="T6">to view my items in categories</text:span></text:p>
      <text:p text:style-name="P3">Because <text:span text:style-name="T5">I like being organized</text:span></text:p>
      <text:p text:style-name="P3"/>
      <text:p text:style-name="P3">Given <text:span text:style-name="T6">that I have multiple categories for my items</text:span></text:p>
      <text:p text:style-name="P3">When <text:span text:style-name="T6">I ‘sort’ my items by category</text:span></text:p>
      <text:p text:style-name="P3">Then <text:span text:style-name="T5">it automatically re-arranges the items into tables</text:span></text:p>
      <text:p text:style-name="P10">And the ‘table’ icon is highlighted </text:p>
      <text:p text:style-name="P3"/>
      <text:p text:style-name="P3">Additional Info:</text:p>
      <text:p text:style-name="P10">Need icons for ‘Grid’ view, ‘Single List’ view</text:p>
      <text:p text:style-name="P10"/>
      <text:p text:style-name="P4"><text:span text:style-name="T2">Title</text:span>: <text:span text:style-name="T2">User should get recommendations based on their ‘To Dos’ - </text:span><text:span text:style-name="T4">Specific - Movie/TV</text:span></text:p>
      <text:p text:style-name="P4"/>
      <text:p text:style-name="P4">As a User</text:p>
      <text:p text:style-name="P4">I want to get recommendations <text:span text:style-name="T6">based on the Movie or Show title in my Todo</text:span></text:p>
      <text:p text:style-name="P4">Because <text:span text:style-name="T6">I want more information about that title or movie</text:span></text:p>
      <text:p text:style-name="P4"/>
      <text:p text:style-name="P4">Given <text:span text:style-name="T6">I’ve added a movie</text:span></text:p>
      <text:p text:style-name="P4"><text:soft-page-break/>When <text:span text:style-name="T6">I look at the item for that movie</text:span></text:p>
      <text:p text:style-name="P4">Then <text:span text:style-name="T6">a brief synopsis is shown for the movie (with rating)</text:span></text:p>
      <text:p text:style-name="P4">And <text:span text:style-name="T6">I can click on the synopsis / rating to get more information (externally)</text:span></text:p>
      <text:p text:style-name="P4"/>
      <text:p text:style-name="P4">Additional Info:</text:p>
      <text:p text:style-name="P10">Recommendations to come from an API – likely to be IMDB or Rotten Tomatoes or Cineplex (for box office times)</text:p>
      <text:p text:style-name="P10"/>
      <text:p text:style-name="P4"><text:span text:style-name="T2">Title</text:span>: <text:span text:style-name="T2">User should get recommendations based on their ‘To Dos’ - </text:span><text:span text:style-name="T4">Specific – Restaurant</text:span></text:p>
      <text:p text:style-name="P4"/>
      <text:p text:style-name="P4">As a User</text:p>
      <text:p text:style-name="P4">I want to get recommendations <text:span text:style-name="T6">based on the restaurant in my Todo</text:span></text:p>
      <text:p text:style-name="P4">Because <text:span text:style-name="T6">I want more information about that restaurant</text:span></text:p>
      <text:p text:style-name="P4"/>
      <text:p text:style-name="P4">Given <text:span text:style-name="T6">I’ve added a restaurant</text:span></text:p>
      <text:p text:style-name="P4">When <text:span text:style-name="T6">I look at the item for that restaurant</text:span></text:p>
      <text:p text:style-name="P4">Then <text:span text:style-name="T6">a rating is shown for that restaurant</text:span></text:p>
      <text:p text:style-name="P4">And <text:span text:style-name="T6">I can click to ‘Open Table’ to book a time to see that restaurant (if available) Otherwise Google the restaurant</text:span></text:p>
      <text:p text:style-name="P4"/>
      <text:p text:style-name="P4">Additional Info:</text:p>
      <text:p text:style-name="P10">Recommendations to come from an API – Yelp</text:p>
      <text:p text:style-name="P10"/>
      <text:p text:style-name="P4"><text:span text:style-name="T2">Title</text:span>: <text:span text:style-name="T2">User should get recommendations based on their ‘To Dos’ - </text:span><text:span text:style-name="T4">Specific – Product</text:span></text:p>
      <text:p text:style-name="P4"/>
      <text:p text:style-name="P4">As a User</text:p>
      <text:p text:style-name="P4">I want to get recommendations <text:span text:style-name="T6">based on the product in my Todo</text:span></text:p>
      <text:p text:style-name="P4">Because <text:span text:style-name="T6">I want more information about that <text:s/>product</text:span></text:p>
      <text:p text:style-name="P4"/>
      <text:p text:style-name="P4">Given <text:span text:style-name="T6">I’ve added a <text:s/>product</text:span></text:p>
      <text:p text:style-name="P4">When <text:span text:style-name="T6">I look at the item for that product</text:span></text:p>
      <text:p text:style-name="P5">Then <text:span text:style-name="T6">a price &amp; rating is shown for that product</text:span></text:p>
      <text:p text:style-name="P4">And <text:span text:style-name="T7">I can click to purchase that product via Amazon</text:span></text:p>
      <text:p text:style-name="P4"/>
      <text:p text:style-name="P4">Additional Info:</text:p>
      <text:p text:style-name="P11">Product information to come through Amazon 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38:35.015081457</meta:creation-date>
    <dc:date>2017-12-20T13:54:40.776751722</dc:date>
    <meta:editing-duration>PT54M1S</meta:editing-duration>
    <meta:editing-cycles>6</meta:editing-cycles>
    <meta:generator>LibreOffice/5.4.2.2$Linux_X86_64 LibreOffice_project/40m0$Build-2</meta:generator>
    <meta:document-statistic meta:table-count="0" meta:image-count="0" meta:object-count="0" meta:page-count="3" meta:paragraph-count="97" meta:word-count="688" meta:character-count="3708" meta:non-whitespace-character-count="3107"/>
  </office:meta>
</office:document-meta>
</file>